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StatusEvent.equalsEvent( Comparable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pletStatusEvent.setCopletInstanceData( CopletInstanc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tatusEvent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StatusEvent.getCopletInstanc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